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 Unicode MS" style:font-pitch="variable" svg:font-family="'Arial Unicode M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 Unicode MS" style:font-pitch="variable" svg:font-family="'Arial Unicode M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MX" fo:language="es" style:language-asian="zh" style:language-complex="hi" style:font-size-asian="12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MX" fo:language="es" fo:hyphenation-push-char-count="2" style:font-name="Times New Roman" style:language-asian="zh" style:language-complex="hi" style:font-size-asian="12pt" style:font-name-asian="Arial Unicode MS" fo:font-size="12pt" style:font-size-complex="12pt" style:country-asian="CN" style:letter-kerning="true" fo:hyphenate="false" style:font-name-complex="Arial Unicode MS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Arial Unicode MS" fo:font-size="14pt" style:font-name-complex="Arial Unicode MS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/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22:01:40</meta:creation-date>
    <meta:document-statistic meta:table-count="0" meta:image-count="0" meta:object-count="0" meta:page-count="1" meta:paragraph-count="0" meta:word-count="0" meta:character-count="0"/>
    <meta:generator>OpenOffice.org/3.4$Unix OpenOffice.org_project/340m1$Build-9590</meta:generator>
  </office:meta>
</office:document-meta>
</file>